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ouble_20_Dash" svg:stroke-color="#000000" draw:fill="solid" draw:fill-color="#b2b2b2" draw:opacity="100%" draw:textarea-horizontal-align="justify" draw:textarea-vertical-align="middle" draw:auto-grow-height="false" fo:min-height="5.783cm" fo:min-width="10.012cm" draw:shadow-offset-x="0.203cm" draw:shadow-offset-y="0.203cm" draw:shadow-opacity="100%"/>
    </style:style>
    <style:style style:name="gr2" style:family="graphic" style:parent-style-name="standard">
      <style:graphic-properties draw:stroke="dash" draw:stroke-dash="Double_20_Dash" svg:stroke-color="#000000" draw:fill="solid" draw:fill-color="#b2b2b2" draw:opacity="100%" draw:textarea-horizontal-align="justify" draw:textarea-vertical-align="middle" draw:auto-grow-height="false" fo:min-height="10.863cm" fo:min-width="10.612cm" draw:shadow-offset-x="0.203cm" draw:shadow-offset-y="0.203cm" draw:shadow-opacity="100%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 fo:min-height="1.02cm" fo:min-width="2.04cm"/>
      <style:paragraph-properties style:writing-mode="lr-tb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 fo:min-height="1.097cm" fo:min-width="3.991cm"/>
      <style:paragraph-properties style:writing-mode="lr-tb"/>
    </style:style>
    <style:style style:name="gr5" style:family="graphic" style:parent-style-name="standard">
      <style:graphic-properties svg:stroke-color="#000000" draw:textarea-horizontal-align="justify" draw:textarea-vertical-align="middle" draw:auto-grow-height="false" fo:min-height="0.761cm" fo:min-width="2.096cm"/>
      <style:paragraph-properties style:writing-mode="lr-tb"/>
    </style:style>
    <style:style style:name="gr6" style:family="graphic" style:parent-style-name="standard">
      <style:graphic-properties svg:stroke-color="#000000" draw:textarea-horizontal-align="justify" draw:textarea-vertical-align="middle" draw:auto-grow-height="false" fo:min-height="1.179cm" fo:min-width="3.991cm"/>
      <style:paragraph-properties style:writing-mode="lr-tb"/>
    </style:style>
    <style:style style:name="gr7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8" style:family="graphic" style:parent-style-name="standard">
      <style:graphic-properties svg:stroke-color="#000000" draw:textarea-horizontal-align="justify" draw:textarea-vertical-align="middle" draw:auto-grow-height="false" fo:min-height="1.02cm" fo:min-width="2.142cm"/>
      <style:paragraph-properties style:writing-mode="lr-tb"/>
    </style:style>
    <style:style style:name="gr9" style:family="graphic" style:parent-style-name="standard">
      <style:graphic-properties svg:stroke-color="#000000" draw:textarea-horizontal-align="justify" draw:textarea-vertical-align="middle" draw:auto-grow-height="false" fo:min-height="0.761cm" fo:min-width="4.543cm"/>
      <style:paragraph-properties style:writing-mode="lr-tb"/>
    </style:style>
    <style:style style:name="P1" style:family="paragraph">
      <loext:graphic-properties draw:fill="solid" draw:fill-color="#b2b2b2" draw:opacity="100%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512cm" svg:height="6.033cm" svg:x="3.6cm" svg:y="4.1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112cm" svg:height="11.113cm" svg:x="15.065cm" svg:y="4.0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1.27cm" svg:x="19.01cm" svg:y="3.775cm">
          <text:p text:style-name="P2">data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351cm" svg:height="1.905cm" svg:x="17.321cm" svg:y="6.297cm">
          <text:p text:style-name="P2">generate:tra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4.128cm" svg:height="1.605cm" svg:x="18.292cm" svg:y="9.425cm">
          <text:p text:style-name="P2">model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2" draw:layer="layout" svg:width="6.351cm" svg:height="2.021cm" svg:x="17.321cm" svg:y="12.317cm">
          <text:p text:style-name="P2">infer:dedu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20.25cm" svg:y1="5.045cm" svg:x2="20.25cm" svg:y2="6.315cm">
          <text:p/>
        </draw:line>
        <draw:line draw:style-name="gr7" draw:text-style-name="P3" draw:layer="layout" svg:x1="20.274cm" svg:y1="8.177cm" svg:x2="20.274cm" svg:y2="9.447cm">
          <text:p/>
        </draw:line>
        <draw:line draw:style-name="gr7" draw:text-style-name="P3" draw:layer="layout" svg:x1="20.25cm" svg:y1="11.045cm" svg:x2="20.25cm" svg:y2="12.315cm">
          <text:p/>
        </draw:line>
        <draw:custom-shape draw:style-name="gr3" draw:text-style-name="P2" draw:layer="layout" svg:width="2.54cm" svg:height="1.27cm" svg:x="13.51cm" svg:y="12.675cm">
          <text:p text:style-name="P2">data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6.074cm" svg:y1="13.277cm" svg:x2="17.31cm" svg:y2="13.302cm">
          <text:p/>
        </draw:line>
        <draw:line draw:style-name="gr7" draw:text-style-name="P3" draw:layer="layout" svg:x1="23.674cm" svg:y1="13.284cm" svg:x2="24.91cm" svg:y2="13.309cm">
          <text:p/>
        </draw:line>
        <draw:custom-shape draw:style-name="gr8" draw:text-style-name="P2" draw:layer="layout" svg:width="2.642cm" svg:height="1.27cm" svg:x="1.91cm" svg:y="6.675cm">
          <text:p text:style-name="P2">symbol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4.574cm" svg:y1="7.191cm" svg:x2="5.81cm" svg:y2="7.216cm">
          <text:p/>
        </draw:line>
        <draw:custom-shape draw:style-name="gr6" draw:text-style-name="P2" draw:layer="layout" svg:width="6.351cm" svg:height="2.021cm" svg:x="5.821cm" svg:y="6.217cm">
          <text:p text:style-name="P2">infer:dedu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4.128cm" svg:height="1.605cm" svg:x="18.293cm" svg:y="9.425cm">
          <text:p text:style-name="P2">model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2" draw:layer="layout" svg:width="8.019cm" svg:height="1.605cm" svg:x="4.893cm" svg:y="3.325cm">
          <text:p text:style-name="P2">model:semantic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7" draw:text-style-name="P3" draw:layer="layout" svg:x1="8.85cm" svg:y1="4.945cm" svg:x2="8.85cm" svg:y2="6.215cm">
          <text:p/>
        </draw:line>
        <draw:line draw:style-name="gr7" draw:text-style-name="P3" draw:layer="layout" svg:x1="12.174cm" svg:y1="7.198cm" svg:x2="13.41cm" svg:y2="7.223cm">
          <text:p/>
        </draw:line>
        <draw:custom-shape draw:style-name="gr8" draw:text-style-name="P2" draw:layer="layout" svg:width="2.642cm" svg:height="1.27cm" svg:x="13.41cm" svg:y="6.675cm">
          <text:p text:style-name="P2">symbol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1.27cm" svg:x="7.71cm" svg:y="9.475cm">
          <text:p text:style-name="P2">data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8.897cm" svg:y1="9.487cm" svg:x2="8.897cm" svg:y2="8.217cm">
          <text:p/>
        </draw:line>
        <draw:line draw:style-name="gr7" draw:text-style-name="P3" draw:layer="layout" svg:x1="16.074cm" svg:y1="7.205cm" svg:x2="17.31cm" svg:y2="7.23cm">
          <text:p/>
        </draw:line>
        <draw:custom-shape draw:style-name="gr8" draw:text-style-name="P2" draw:layer="layout" svg:width="2.642cm" svg:height="1.27cm" svg:x="24.91cm" svg:y="12.675cm">
          <text:p text:style-name="P2">symbol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2-26T08:48:48.060663769</dc:date>
    <meta:editing-duration>PT10M12S</meta:editing-duration>
    <meta:editing-cycles>3</meta:editing-cycles>
    <meta:generator>LibreOffice/7.3.7.2$Linux_X86_64 LibreOffice_project/30$Build-2</meta:generator>
    <meta:document-statistic meta:object-count="24"/>
  </office:meta>
</office:document-meta>
</file>